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10.69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2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5.27mm"/>
    </style:style>
    <style:style style:name="co8" style:family="table-column">
      <style:table-column-properties fo:break-before="auto" style:column-width="30.25mm"/>
    </style:style>
    <style:style style:name="co9" style:family="table-column">
      <style:table-column-properties fo:break-before="auto" style:column-width="5.57mm"/>
    </style:style>
    <style:style style:name="co10" style:family="table-column">
      <style:table-column-properties fo:break-before="auto" style:column-width="60.55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4"/>
  </office:automatic-styles>
  <office:body>
    <office:spreadsheet>
      <table:table table:name="test_integrate_id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est data for IntegrateTestCase.test_integrate_idw</text:p>
          </table:table-cell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  <table:table-row table:style-name="ro2">
          <table:table-cell table:number-columns-repeated="4"/>
          <table:table-cell table:style-name="ce7" office:value-type="string" calcext:value-type="string">
            <text:p>Gridpoint 1</text:p>
          </table:table-cell>
          <table:table-cell table:style-name="ce11" table:number-columns-repeated="3"/>
          <table:table-cell/>
          <table:table-cell table:style-name="ce7" office:value-type="string" calcext:value-type="string">
            <text:p>Gridpoint 2</text:p>
          </table:table-cell>
          <table:table-cell table:style-name="ce11" table:number-columns-repeated="3"/>
          <table:table-cell/>
          <table:table-cell table:style-name="ce7" office:value-type="string" calcext:value-type="string">
            <text:p>Gridpoint 3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alpha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style-name="ce8" office:value-type="string" calcext:value-type="string">
            <text:p>matrix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matrix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 office:value-type="string" calcext:value-type="string">
            <text:p>matrix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2"/>
          <table:table-cell table:style-name="ce5" table:number-columns-repeated="2"/>
          <table:table-cell table:style-name="ce8" office:value-type="string" calcext:value-type="string">
            <text:p>geographical</text:p>
          </table:table-cell>
          <table:table-cell table:style-name="ce5" table:formula="of:=[.F5]*10+5" office:value-type="float" office:value="35" calcext:value-type="float">
            <text:p>35</text:p>
          </table:table-cell>
          <table:table-cell table:style-name="ce5" table:formula="of:=65-[.G5]*10" office:value-type="float" office:value="35" calcext:value-type="float">
            <text:p>35</text:p>
          </table:table-cell>
          <table:table-cell table:number-columns-repeated="2"/>
          <table:table-cell table:style-name="ce8" office:value-type="string" calcext:value-type="string">
            <text:p>geographical</text:p>
          </table:table-cell>
          <table:table-cell table:style-name="ce5" table:formula="of:=[.K5]*10+5" office:value-type="float" office:value="145" calcext:value-type="float">
            <text:p>145</text:p>
          </table:table-cell>
          <table:table-cell table:style-name="ce5" table:formula="of:=65-[.L5]*10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geographical</text:p>
          </table:table-cell>
          <table:table-cell table:style-name="ce5" table:formula="of:=[.P5]*10+5" office:value-type="float" office:value="135" calcext:value-type="float">
            <text:p>135</text:p>
          </table:table-cell>
          <table:table-cell table:style-name="ce5" table:formula="of:=65-[.Q5]*10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Data points</text:p>
          </table:table-cell>
          <table:covered-table-cell table:number-columns-repeated="2" table:style-name="ce4"/>
          <table:table-cell table:style-name="ce5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value</text:p>
          </table:table-cell>
          <table:table-cell table:style-name="ce6"/>
          <table:table-cell table:style-name="ce9" office:value-type="string" calcext:value-type="string">
            <text:p>distance</text:p>
          </table:table-cell>
          <table:table-cell table:style-name="ce8" office:value-type="string" calcext:value-type="string">
            <text:p>distance^alpha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weight*value</text:p>
          </table:table-cell>
          <table:table-cell/>
          <table:table-cell table:style-name="ce9" office:value-type="string" calcext:value-type="string">
            <text:p>distance</text:p>
          </table:table-cell>
          <table:table-cell table:style-name="ce8" office:value-type="string" calcext:value-type="string">
            <text:p>distance^alpha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weight*value</text:p>
          </table:table-cell>
          <table:table-cell/>
          <table:table-cell table:style-name="ce9" office:value-type="string" calcext:value-type="string">
            <text:p>distance</text:p>
          </table:table-cell>
          <table:table-cell table:style-name="ce8" office:value-type="string" calcext:value-type="string">
            <text:p>distance^alpha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weight*value</text:p>
          </table:table-cell>
        </table:table-row>
        <table:table-row table:style-name="ro2">
          <table:table-cell office:value-type="float" office:value="75.2" calcext:value-type="float">
            <text:p>75.2</text:p>
          </table:table-cell>
          <table:table-cell office:value-type="float" office:value="10.7" calcext:value-type="float">
            <text:p>10.7</text:p>
          </table:table-cell>
          <table:table-cell office:value-type="float" office:value="37.4" calcext:value-type="float">
            <text:p>37.4</text:p>
          </table:table-cell>
          <table:table-cell/>
          <table:table-cell table:formula="of:=SQRT(([.$A9]-[.F$6])^2+([.$B9]-[.G$6])^2)" office:value-type="float" office:value="46.9737160548322" calcext:value-type="float">
            <text:p>46.9737160548</text:p>
          </table:table-cell>
          <table:table-cell table:formula="of:=[.E9]^(-[.$A$5])" office:value-type="float" office:value="0.0212885009743045" calcext:value-type="float">
            <text:p>0.021288501</text:p>
          </table:table-cell>
          <table:table-cell table:formula="of:=[.F9]/[.F$12]" office:value-type="float" office:value="0.343468104827139" calcext:value-type="float">
            <text:p>0.3434681048</text:p>
          </table:table-cell>
          <table:table-cell table:formula="of:=[.G9]*[.$C9]" office:value-type="float" office:value="12.845707120535" calcext:value-type="float">
            <text:p>12.8457071205</text:p>
          </table:table-cell>
          <table:table-cell/>
          <table:table-cell table:formula="of:=SQRT(([.$A9]-[.K$6])^2+([.$B9]-[.L$6])^2)" office:value-type="float" office:value="70.0323496678499" calcext:value-type="float">
            <text:p>70.0323496679</text:p>
          </table:table-cell>
          <table:table-cell table:formula="of:=[.J9]^(-[.$A$5])" office:value-type="float" office:value="0.0142791153622977" calcext:value-type="float">
            <text:p>0.0142791154</text:p>
          </table:table-cell>
          <table:table-cell table:formula="of:=[.K9]/[.K$12]" office:value-type="float" office:value="0.226215173286297" calcext:value-type="float">
            <text:p>0.2262151733</text:p>
          </table:table-cell>
          <table:table-cell table:formula="of:=[.L9]*[.$C9]" office:value-type="float" office:value="8.46044748090752" calcext:value-type="float">
            <text:p>8.4604474809</text:p>
          </table:table-cell>
          <table:table-cell/>
          <table:table-cell table:formula="of:=SQRT(([.$A9]-[.P$6])^2+([.$B9]-[.Q$6])^2)" office:value-type="float" office:value="61.4860146700044" calcext:value-type="float">
            <text:p>61.48601467</text:p>
          </table:table-cell>
          <table:table-cell table:formula="of:=[.O9]^(-[.$A$5])" office:value-type="float" office:value="0.0162638610644551" calcext:value-type="float">
            <text:p>0.0162638611</text:p>
          </table:table-cell>
          <table:table-cell table:formula="of:=[.P9]/[.P$12]" office:value-type="float" office:value="0.142222177179154" calcext:value-type="float">
            <text:p>0.1422221772</text:p>
          </table:table-cell>
          <table:table-cell table:formula="of:=[.Q9]*[.$C9]" office:value-type="float" office:value="5.31910942650037" calcext:value-type="float">
            <text:p>5.3191094265</text:p>
          </table:table-cell>
        </table:table-row>
        <table:table-row table:style-name="ro2">
          <table:table-cell office:value-type="float" office:value="125.7" calcext:value-type="float">
            <text:p>125.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QRT(([.$A10]-[.F$6])^2+([.$B10]-[.G$6])^2)" office:value-type="float" office:value="92.100434309508" calcext:value-type="float">
            <text:p>92.1004343095</text:p>
          </table:table-cell>
          <table:table-cell table:formula="of:=[.E10]^(-[.$A$5])" office:value-type="float" office:value="0.0108577120998089" calcext:value-type="float">
            <text:p>0.0108577121</text:p>
          </table:table-cell>
          <table:table-cell table:formula="of:=[.F10]/[.F$12]" office:value-type="float" office:value="0.175178036357813" calcext:value-type="float">
            <text:p>0.1751780364</text:p>
          </table:table-cell>
          <table:table-cell table:formula="of:=[.G10]*[.$C10]" office:value-type="float" office:value="4.20427287258751" calcext:value-type="float">
            <text:p>4.2042728726</text:p>
          </table:table-cell>
          <table:table-cell/>
          <table:table-cell table:formula="of:=SQRT(([.$A10]-[.K$6])^2+([.$B10]-[.L$6])^2)" office:value-type="float" office:value="23.8430283311495" calcext:value-type="float">
            <text:p>23.8430283311</text:p>
          </table:table-cell>
          <table:table-cell table:formula="of:=[.J10]^(-[.$A$5])" office:value-type="float" office:value="0.0419409810746883" calcext:value-type="float">
            <text:p>0.0419409811</text:p>
          </table:table-cell>
          <table:table-cell table:formula="of:=[.K10]/[.K$12]" office:value-type="float" office:value="0.664444964613076" calcext:value-type="float">
            <text:p>0.6644449646</text:p>
          </table:table-cell>
          <table:table-cell table:formula="of:=[.L10]*[.$C10]" office:value-type="float" office:value="15.9466791507138" calcext:value-type="float">
            <text:p>15.9466791507</text:p>
          </table:table-cell>
          <table:table-cell/>
          <table:table-cell table:formula="of:=SQRT(([.$A10]-[.P$6])^2+([.$B10]-[.Q$6])^2)" office:value-type="float" office:value="11.067520047418" calcext:value-type="float">
            <text:p>11.0675200474</text:p>
          </table:table-cell>
          <table:table-cell table:formula="of:=[.O10]^(-[.$A$5])" office:value-type="float" office:value="0.0903544783036822" calcext:value-type="float">
            <text:p>0.0903544783</text:p>
          </table:table-cell>
          <table:table-cell table:formula="of:=[.P10]/[.P$12]" office:value-type="float" office:value="0.790120536034404" calcext:value-type="float">
            <text:p>0.790120536</text:p>
          </table:table-cell>
          <table:table-cell table:formula="of:=[.Q10]*[.$C10]" office:value-type="float" office:value="18.9628928648257" calcext:value-type="float">
            <text:p>18.9628928648</text:p>
          </table:table-cell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57.1" calcext:value-type="float">
            <text:p>57.1</text:p>
          </table:table-cell>
          <table:table-cell office:value-type="float" office:value="95.4" calcext:value-type="float">
            <text:p>95.4</text:p>
          </table:table-cell>
          <table:table-cell/>
          <table:table-cell table:formula="of:=SQRT(([.$A11]-[.F$6])^2+([.$B11]-[.G$6])^2)" office:value-type="float" office:value="33.5179056624963" calcext:value-type="float">
            <text:p>33.5179056625</text:p>
          </table:table-cell>
          <table:table-cell table:formula="of:=[.E11]^(-[.$A$5])" office:value-type="float" office:value="0.0298347996461759" calcext:value-type="float">
            <text:p>0.0298347996</text:p>
          </table:table-cell>
          <table:table-cell table:formula="of:=[.F11]/[.F$12]" office:value-type="float" office:value="0.481353858815049" calcext:value-type="float">
            <text:p>0.4813538588</text:p>
          </table:table-cell>
          <table:table-cell table:formula="of:=[.G11]*[.$C11]" office:value-type="float" office:value="45.9211581309556" calcext:value-type="float">
            <text:p>45.921158131</text:p>
          </table:table-cell>
          <table:table-cell/>
          <table:table-cell table:formula="of:=SQRT(([.$A11]-[.K$6])^2+([.$B11]-[.L$6])^2)" office:value-type="float" office:value="144.891166052317" calcext:value-type="float">
            <text:p>144.8911660523</text:p>
          </table:table-cell>
          <table:table-cell table:formula="of:=[.J11]^(-[.$A$5])" office:value-type="float" office:value="0.00690173201890669" calcext:value-type="float">
            <text:p>0.006901732</text:p>
          </table:table-cell>
          <table:table-cell table:formula="of:=[.K11]/[.K$12]" office:value-type="float" office:value="0.109339862100626" calcext:value-type="float">
            <text:p>0.1093398621</text:p>
          </table:table-cell>
          <table:table-cell table:formula="of:=[.L11]*[.$C11]" office:value-type="float" office:value="10.4310228443997" calcext:value-type="float">
            <text:p>10.4310228444</text:p>
          </table:table-cell>
          <table:table-cell/>
          <table:table-cell table:formula="of:=SQRT(([.$A11]-[.P$6])^2+([.$B11]-[.Q$6])^2)" office:value-type="float" office:value="129.249564796173" calcext:value-type="float">
            <text:p>129.2495647962</text:p>
          </table:table-cell>
          <table:table-cell table:formula="of:=[.O11]^(-[.$A$5])" office:value-type="float" office:value="0.00773696995867651" calcext:value-type="float">
            <text:p>0.00773697</text:p>
          </table:table-cell>
          <table:table-cell table:formula="of:=[.P11]/[.P$12]" office:value-type="float" office:value="0.0676572867864419" calcext:value-type="float">
            <text:p>0.0676572868</text:p>
          </table:table-cell>
          <table:table-cell table:formula="of:=[.Q11]*[.$C11]" office:value-type="float" office:value="6.45450515942655" calcext:value-type="float">
            <text:p>6.4545051594</text:p>
          </table:table-cell>
        </table:table-row>
        <table:table-row table:style-name="ro2">
          <table:table-cell table:number-columns-repeated="5"/>
          <table:table-cell table:formula="of:=SUM([.F9:.F11])" office:value-type="float" office:value="0.0619810127202893" calcext:value-type="float">
            <text:p>0.0619810127</text:p>
          </table:table-cell>
          <table:table-cell table:formula="of:=[.F12]/[.F$12]" office:value-type="float" office:value="1" calcext:value-type="float">
            <text:p>1</text:p>
          </table:table-cell>
          <table:table-cell table:style-name="ce8" table:formula="of:=SUM([.H9:.H11])" office:value-type="float" office:value="62.9711381240781" calcext:value-type="float">
            <text:p>62.9711381241</text:p>
          </table:table-cell>
          <table:table-cell table:number-columns-repeated="2"/>
          <table:table-cell table:formula="of:=SUM([.K9:.K11])" office:value-type="float" office:value="0.0631218284558927" calcext:value-type="float">
            <text:p>0.0631218285</text:p>
          </table:table-cell>
          <table:table-cell table:formula="of:=[.K12]/[.K$12]" office:value-type="float" office:value="1" calcext:value-type="float">
            <text:p>1</text:p>
          </table:table-cell>
          <table:table-cell table:style-name="ce8" table:formula="of:=SUM([.M9:.M11])" office:value-type="float" office:value="34.8381494760211" calcext:value-type="float">
            <text:p>34.838149476</text:p>
          </table:table-cell>
          <table:table-cell table:number-columns-repeated="2"/>
          <table:table-cell table:formula="of:=SUM([.P9:.P11])" office:value-type="float" office:value="0.114355309326814" calcext:value-type="float">
            <text:p>0.1143553093</text:p>
          </table:table-cell>
          <table:table-cell table:formula="of:=[.P12]/[.P$12]" office:value-type="float" office:value="1" calcext:value-type="float">
            <text:p>1</text:p>
          </table:table-cell>
          <table:table-cell table:style-name="ce8" table:formula="of:=SUM([.R9:.R11])" office:value-type="float" office:value="30.7365074507526" calcext:value-type="float">
            <text:p>30.7365074508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10"/>
          <table:table-cell table:style-name="ce12" table:number-columns-repeated="3"/>
          <table:table-cell table:number-columns-repeated="10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ce8"/>
          <table:table-cell table:style-name="ce5"/>
          <table:table-cell table:number-columns-repeated="12"/>
        </table:table-row>
        <table:table-row table:style-name="ro2">
          <table:table-cell table:number-columns-repeated="4"/>
          <table:table-cell table:style-name="ce8"/>
          <table:table-cell table:style-name="ce5" table:number-columns-repeated="2"/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9"/>
          <table:table-cell table:style-name="ce8" table:number-columns-repeated="3"/>
          <table:table-cell table:number-columns-repeated="10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4"/>
          <table:table-cell table:style-name="ce10"/>
          <table:table-cell table:style-name="ce12" table:number-columns-repeated="3"/>
          <table:table-cell table:number-columns-repeated="10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ce8"/>
          <table:table-cell table:style-name="ce5"/>
          <table:table-cell table:number-columns-repeated="12"/>
        </table:table-row>
        <table:table-row table:style-name="ro2">
          <table:table-cell table:number-columns-repeated="4"/>
          <table:table-cell table:style-name="ce8"/>
          <table:table-cell table:style-name="ce5" table:number-columns-repeated="2"/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9"/>
          <table:table-cell table:style-name="ce8" table:number-columns-repeated="3"/>
          <table:table-cell table:number-columns-repeated="10"/>
        </table:table-row>
        <table:table-row table:style-name="ro2" table:number-rows-repeated="104854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test_h_integrate" table:style-name="ta1">
        <table:table-column table:style-name="co10" table:default-cell-style-name="Default"/>
        <table:table-column table:style-name="co4" table:number-columns-repeated="19" table:default-cell-style-name="Default"/>
        <table:table-row table:style-name="ro1">
          <table:table-cell table:style-name="ce13" office:value-type="string" calcext:value-type="string">
            <text:p>Test data for HIntegrateTestCase</text:p>
          </table:table-cell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8"/>
        </table:table-row>
        <table:table-row table:style-name="ro2">
          <table:table-cell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mask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1">
            <text:p>y</text:p>
          </table:table-cell>
          <table:covered-table-cell table:number-columns-repeated="3"/>
          <table:table-cell table:number-columns-repeated="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4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15" office:value-type="string" calcext:value-type="string" table:number-columns-spanned="4" table:number-rows-spanned="1">
            <text:p>Station 1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1">
            <text:p>Station 2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1">
            <text:p>Station 3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1">
            <text:p>Station 4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y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4"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3"/>
        </table:table-row>
        <table:table-row table:style-name="ro3">
          <table:table-cell table:style-name="ce8" office:value-type="string" calcext:value-type="string">
            <text:p>Gridpoint distance from station</text:p>
          </table:table-cell>
          <table:table-cell table:style-name="ce16" table:formula="of:=SQRT(([.G4]-[.$C$9])^2+([.L4]-[.$C$10])^2)" office:value-type="float" office:value="20" calcext:value-type="float">
            <text:p>20.00</text:p>
          </table:table-cell>
          <table:table-cell table:style-name="ce16" table:formula="of:=SQRT(([.H4]-[.$C$9])^2+([.M4]-[.$C$10])^2)" office:value-type="float" office:value="22.3606797749979" calcext:value-type="float">
            <text:p>22.36</text:p>
          </table:table-cell>
          <table:table-cell table:style-name="ce16" table:formula="of:=SQRT(([.I4]-[.$C$9])^2+([.N4]-[.$C$10])^2)" office:value-type="float" office:value="28.2842712474619" calcext:value-type="float">
            <text:p>28.28</text:p>
          </table:table-cell>
          <table:table-cell table:style-name="ce16" table:formula="of:=SQRT(([.J4]-[.$C$9])^2+([.O4]-[.$C$10])^2)" office:value-type="float" office:value="36.0555127546399" calcext:value-type="float">
            <text:p>36.06</text:p>
          </table:table-cell>
          <table:table-cell/>
          <table:table-cell table:style-name="ce16" table:formula="of:=SQRT(([.G4]-[.$H$9])^2+([.L4]-[.$H$10])^2)" office:value-type="float" office:value="22.3606797749979" calcext:value-type="float">
            <text:p>22.36</text:p>
          </table:table-cell>
          <table:table-cell table:style-name="ce16" table:formula="of:=SQRT(([.H4]-[.$H$9])^2+([.M4]-[.$H$10])^2)" office:value-type="float" office:value="20" calcext:value-type="float">
            <text:p>20.00</text:p>
          </table:table-cell>
          <table:table-cell table:style-name="ce16" table:formula="of:=SQRT(([.I4]-[.$H$9])^2+([.N4]-[.$H$10])^2)" office:value-type="float" office:value="22.3606797749979" calcext:value-type="float">
            <text:p>22.36</text:p>
          </table:table-cell>
          <table:table-cell table:style-name="ce16" table:formula="of:=SQRT(([.J4]-[.$H$9])^2+([.O4]-[.$H$10])^2)" office:value-type="float" office:value="28.2842712474619" calcext:value-type="float">
            <text:p>28.28</text:p>
          </table:table-cell>
          <table:table-cell/>
          <table:table-cell table:style-name="ce16" table:formula="of:=SQRT(([.G4]-[.$M$9])^2+([.L4]-[.$M$10])^2)" office:value-type="float" office:value="38.6005181312376" calcext:value-type="float">
            <text:p>38.60</text:p>
          </table:table-cell>
          <table:table-cell table:style-name="ce16" table:formula="of:=SQRT(([.H4]-[.$M$9])^2+([.M4]-[.$M$10])^2)" office:value-type="float" office:value="29.1547594742265" calcext:value-type="float">
            <text:p>29.15</text:p>
          </table:table-cell>
          <table:table-cell table:style-name="ce16" table:formula="of:=SQRT(([.I4]-[.$M$9])^2+([.N4]-[.$M$10])^2)" office:value-type="float" office:value="20.2484567313166" calcext:value-type="float">
            <text:p>20.25</text:p>
          </table:table-cell>
          <table:table-cell table:style-name="ce16" table:formula="of:=SQRT(([.J4]-[.$M$9])^2+([.O4]-[.$M$10])^2)" office:value-type="float" office:value="13.0384048104053" calcext:value-type="float">
            <text:p>13.04</text:p>
          </table:table-cell>
          <table:table-cell/>
          <table:table-cell table:style-name="ce16" table:formula="of:=SQRT(([.G4]-[.$R$9])^2+([.L4]-[.$R$10])^2)" office:value-type="float" office:value="14.422205101856" calcext:value-type="float">
            <text:p>14.42</text:p>
          </table:table-cell>
          <table:table-cell table:style-name="ce16" table:formula="of:=SQRT(([.H4]-[.$R$9])^2+([.M4]-[.$R$10])^2)" office:value-type="float" office:value="8.24621125123532" calcext:value-type="float">
            <text:p>8.25</text:p>
          </table:table-cell>
          <table:table-cell table:style-name="ce16" table:formula="of:=SQRT(([.I4]-[.$R$9])^2+([.N4]-[.$R$10])^2)" office:value-type="float" office:value="11.3137084989848" calcext:value-type="float">
            <text:p>11.31</text:p>
          </table:table-cell>
          <table:table-cell table:style-name="ce16" table:formula="of:=SQRT(([.J4]-[.$R$9])^2+([.O4]-[.$R$10])^2)" office:value-type="float" office:value="19.6977156035922" calcext:value-type="float">
            <text:p>19.70</text:p>
          </table:table-cell>
        </table:table-row>
        <table:table-row table:style-name="ro3">
          <table:table-cell/>
          <table:table-cell table:style-name="ce16" table:formula="of:=SQRT(([.G5]-[.$C$9])^2+([.L5]-[.$C$10])^2)" office:value-type="float" office:value="10" calcext:value-type="float">
            <text:p>10.00</text:p>
          </table:table-cell>
          <table:table-cell table:style-name="ce16" table:formula="of:=SQRT(([.H5]-[.$C$9])^2+([.M5]-[.$C$10])^2)" office:value-type="float" office:value="14.142135623731" calcext:value-type="float">
            <text:p>14.14</text:p>
          </table:table-cell>
          <table:table-cell table:style-name="ce16" table:formula="of:=SQRT(([.I5]-[.$C$9])^2+([.N5]-[.$C$10])^2)" office:value-type="float" office:value="22.3606797749979" calcext:value-type="float">
            <text:p>22.36</text:p>
          </table:table-cell>
          <table:table-cell table:style-name="ce16" table:formula="of:=SQRT(([.J5]-[.$C$9])^2+([.O5]-[.$C$10])^2)" office:value-type="float" office:value="31.6227766016838" calcext:value-type="float">
            <text:p>31.62</text:p>
          </table:table-cell>
          <table:table-cell/>
          <table:table-cell table:style-name="ce16" table:formula="of:=SQRT(([.G5]-[.$H$9])^2+([.L5]-[.$H$10])^2)" office:value-type="float" office:value="14.142135623731" calcext:value-type="float">
            <text:p>14.14</text:p>
          </table:table-cell>
          <table:table-cell table:style-name="ce16" table:formula="of:=SQRT(([.H5]-[.$H$9])^2+([.M5]-[.$H$10])^2)" office:value-type="float" office:value="10" calcext:value-type="float">
            <text:p>10.00</text:p>
          </table:table-cell>
          <table:table-cell table:style-name="ce16" table:formula="of:=SQRT(([.I5]-[.$H$9])^2+([.N5]-[.$H$10])^2)" office:value-type="float" office:value="14.142135623731" calcext:value-type="float">
            <text:p>14.14</text:p>
          </table:table-cell>
          <table:table-cell table:style-name="ce16" table:formula="of:=SQRT(([.J5]-[.$H$9])^2+([.O5]-[.$H$10])^2)" office:value-type="float" office:value="22.3606797749979" calcext:value-type="float">
            <text:p>22.36</text:p>
          </table:table-cell>
          <table:table-cell/>
          <table:table-cell table:style-name="ce16" table:formula="of:=SQRT(([.G5]-[.$M$9])^2+([.L5]-[.$M$10])^2)" office:value-type="float" office:value="37.0135110466435" calcext:value-type="float">
            <text:p>37.01</text:p>
          </table:table-cell>
          <table:table-cell table:style-name="ce16" table:formula="of:=SQRT(([.H5]-[.$M$9])^2+([.M5]-[.$M$10])^2)" office:value-type="float" office:value="27.0185121722126" calcext:value-type="float">
            <text:p>27.02</text:p>
          </table:table-cell>
          <table:table-cell table:style-name="ce16" table:formula="of:=SQRT(([.I5]-[.$M$9])^2+([.N5]-[.$M$10])^2)" office:value-type="float" office:value="17.0293863659264" calcext:value-type="float">
            <text:p>17.03</text:p>
          </table:table-cell>
          <table:table-cell table:style-name="ce16" table:formula="of:=SQRT(([.J5]-[.$M$9])^2+([.O5]-[.$M$10])^2)" office:value-type="float" office:value="7.07106781186548" calcext:value-type="float">
            <text:p>7.07</text:p>
          </table:table-cell>
          <table:table-cell/>
          <table:table-cell table:style-name="ce16" table:formula="of:=SQRT(([.G5]-[.$R$9])^2+([.L5]-[.$R$10])^2)" office:value-type="float" office:value="12.1655250605964" calcext:value-type="float">
            <text:p>12.17</text:p>
          </table:table-cell>
          <table:table-cell table:style-name="ce16" table:formula="of:=SQRT(([.H5]-[.$R$9])^2+([.M5]-[.$R$10])^2)" office:value-type="float" office:value="2.82842712474619" calcext:value-type="float">
            <text:p>2.83</text:p>
          </table:table-cell>
          <table:table-cell table:style-name="ce16" table:formula="of:=SQRT(([.I5]-[.$R$9])^2+([.N5]-[.$R$10])^2)" office:value-type="float" office:value="8.24621125123532" calcext:value-type="float">
            <text:p>8.25</text:p>
          </table:table-cell>
          <table:table-cell table:style-name="ce16" table:formula="of:=SQRT(([.J5]-[.$R$9])^2+([.O5]-[.$R$10])^2)" office:value-type="float" office:value="18.1107702762748" calcext:value-type="float">
            <text:p>18.11</text:p>
          </table:table-cell>
        </table:table-row>
        <table:table-row table:style-name="ro3">
          <table:table-cell/>
          <table:table-cell table:style-name="ce16" table:formula="of:=SQRT(([.G6]-[.$C$9])^2+([.L6]-[.$C$10])^2)" office:value-type="float" office:value="0" calcext:value-type="float">
            <text:p>0.00</text:p>
          </table:table-cell>
          <table:table-cell table:style-name="ce16" table:formula="of:=SQRT(([.H6]-[.$C$9])^2+([.M6]-[.$C$10])^2)" office:value-type="float" office:value="10" calcext:value-type="float">
            <text:p>10.00</text:p>
          </table:table-cell>
          <table:table-cell table:style-name="ce16" table:formula="of:=SQRT(([.I6]-[.$C$9])^2+([.N6]-[.$C$10])^2)" office:value-type="float" office:value="20" calcext:value-type="float">
            <text:p>20.00</text:p>
          </table:table-cell>
          <table:table-cell table:style-name="ce16" table:formula="of:=SQRT(([.J6]-[.$C$9])^2+([.O6]-[.$C$10])^2)" office:value-type="float" office:value="30" calcext:value-type="float">
            <text:p>30.00</text:p>
          </table:table-cell>
          <table:table-cell/>
          <table:table-cell table:style-name="ce16" table:formula="of:=SQRT(([.G6]-[.$H$9])^2+([.L6]-[.$H$10])^2)" office:value-type="float" office:value="10" calcext:value-type="float">
            <text:p>10.00</text:p>
          </table:table-cell>
          <table:table-cell table:style-name="ce16" table:formula="of:=SQRT(([.H6]-[.$H$9])^2+([.M6]-[.$H$10])^2)" office:value-type="float" office:value="0" calcext:value-type="float">
            <text:p>0.00</text:p>
          </table:table-cell>
          <table:table-cell table:style-name="ce16" table:formula="of:=SQRT(([.I6]-[.$H$9])^2+([.N6]-[.$H$10])^2)" office:value-type="float" office:value="10" calcext:value-type="float">
            <text:p>10.00</text:p>
          </table:table-cell>
          <table:table-cell table:style-name="ce16" table:formula="of:=SQRT(([.J6]-[.$H$9])^2+([.O6]-[.$H$10])^2)" office:value-type="float" office:value="20" calcext:value-type="float">
            <text:p>20.00</text:p>
          </table:table-cell>
          <table:table-cell/>
          <table:table-cell table:style-name="ce16" table:formula="of:=SQRT(([.G6]-[.$M$9])^2+([.L6]-[.$M$10])^2)" office:value-type="float" office:value="38.0788655293195" calcext:value-type="float">
            <text:p>38.08</text:p>
          </table:table-cell>
          <table:table-cell table:style-name="ce16" table:formula="of:=SQRT(([.H6]-[.$M$9])^2+([.M6]-[.$M$10])^2)" office:value-type="float" office:value="28.4604989415154" calcext:value-type="float">
            <text:p>28.46</text:p>
          </table:table-cell>
          <table:table-cell table:style-name="ce16" table:formula="of:=SQRT(([.I6]-[.$M$9])^2+([.N6]-[.$M$10])^2)" office:value-type="float" office:value="19.2353840616713" calcext:value-type="float">
            <text:p>19.24</text:p>
          </table:table-cell>
          <table:table-cell table:style-name="ce16" table:formula="of:=SQRT(([.J6]-[.$M$9])^2+([.O6]-[.$M$10])^2)" office:value-type="float" office:value="11.4017542509914" calcext:value-type="float">
            <text:p>11.40</text:p>
          </table:table-cell>
          <table:table-cell/>
          <table:table-cell table:style-name="ce16" table:formula="of:=SQRT(([.G6]-[.$R$9])^2+([.L6]-[.$R$10])^2)" office:value-type="float" office:value="16.9705627484771" calcext:value-type="float">
            <text:p>16.97</text:p>
          </table:table-cell>
          <table:table-cell table:style-name="ce16" table:formula="of:=SQRT(([.H6]-[.$R$9])^2+([.M6]-[.$R$10])^2)" office:value-type="float" office:value="12.1655250605964" calcext:value-type="float">
            <text:p>12.17</text:p>
          </table:table-cell>
          <table:table-cell table:style-name="ce16" table:formula="of:=SQRT(([.I6]-[.$R$9])^2+([.N6]-[.$R$10])^2)" office:value-type="float" office:value="14.422205101856" calcext:value-type="float">
            <text:p>14.42</text:p>
          </table:table-cell>
          <table:table-cell table:style-name="ce16" table:formula="of:=SQRT(([.J6]-[.$R$9])^2+([.O6]-[.$R$10])^2)" office:value-type="float" office:value="21.6333076527839" calcext:value-type="float">
            <text:p>21.63</text:p>
          </table:table-cell>
        </table:table-row>
        <table:table-row table:style-name="ro3"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3"/>
          <table:table-cell table:number-columns-repeated="2"/>
          <table:table-cell table:style-name="ce16" table:number-columns-repeated="3"/>
          <table:table-cell/>
        </table:table-row>
        <table:table-row table:style-name="ro3">
          <table:table-cell table:style-name="ce8" office:value-type="string" calcext:value-type="string">
            <text:p>Inverse distance</text:p>
          </table:table-cell>
          <table:table-cell table:style-name="ce16" table:formula="of:=1/[.B12]" office:value-type="float" office:value="0.05" calcext:value-type="float">
            <text:p>0.05</text:p>
          </table:table-cell>
          <table:table-cell table:style-name="ce16" table:formula="of:=1/[.C12]" office:value-type="float" office:value="0.0447213595499958" calcext:value-type="float">
            <text:p>0.04</text:p>
          </table:table-cell>
          <table:table-cell table:style-name="ce16" table:formula="of:=1/[.D12]" office:value-type="float" office:value="0.0353553390593274" calcext:value-type="float">
            <text:p>0.04</text:p>
          </table:table-cell>
          <table:table-cell table:style-name="ce16" table:formula="of:=1/[.E12]" office:value-type="float" office:value="0.0277350098112615" calcext:value-type="float">
            <text:p>0.03</text:p>
          </table:table-cell>
          <table:table-cell/>
          <table:table-cell table:style-name="ce16" table:formula="of:=1/[.G12]" office:value-type="float" office:value="0.0447213595499958" calcext:value-type="float">
            <text:p>0.04</text:p>
          </table:table-cell>
          <table:table-cell table:style-name="ce16" table:formula="of:=1/[.H12]" office:value-type="float" office:value="0.05" calcext:value-type="float">
            <text:p>0.05</text:p>
          </table:table-cell>
          <table:table-cell table:style-name="ce16" table:formula="of:=1/[.I12]" office:value-type="float" office:value="0.0447213595499958" calcext:value-type="float">
            <text:p>0.04</text:p>
          </table:table-cell>
          <table:table-cell table:style-name="ce16" table:formula="of:=1/[.J12]" office:value-type="float" office:value="0.0353553390593274" calcext:value-type="float">
            <text:p>0.04</text:p>
          </table:table-cell>
          <table:table-cell/>
          <table:table-cell table:style-name="ce16" table:formula="of:=1/[.L12]" office:value-type="float" office:value="0.025906388007542" calcext:value-type="float">
            <text:p>0.03</text:p>
          </table:table-cell>
          <table:table-cell table:style-name="ce16" table:formula="of:=1/[.M12]" office:value-type="float" office:value="0.0342997170285018" calcext:value-type="float">
            <text:p>0.03</text:p>
          </table:table-cell>
          <table:table-cell table:style-name="ce16" table:formula="of:=1/[.N12]" office:value-type="float" office:value="0.0493864798324795" calcext:value-type="float">
            <text:p>0.05</text:p>
          </table:table-cell>
          <table:table-cell table:style-name="ce16" table:formula="of:=1/[.O12]" office:value-type="float" office:value="0.076696498884737" calcext:value-type="float">
            <text:p>0.08</text:p>
          </table:table-cell>
          <table:table-cell/>
          <table:table-cell table:style-name="ce16" table:formula="of:=1/[.Q12]" office:value-type="float" office:value="0.0693375245281536" calcext:value-type="float">
            <text:p>0.07</text:p>
          </table:table-cell>
          <table:table-cell table:style-name="ce16" table:formula="of:=1/[.R12]" office:value-type="float" office:value="0.121267812518166" calcext:value-type="float">
            <text:p>0.12</text:p>
          </table:table-cell>
          <table:table-cell table:style-name="ce16" table:formula="of:=1/[.S12]" office:value-type="float" office:value="0.0883883476483184" calcext:value-type="float">
            <text:p>0.09</text:p>
          </table:table-cell>
          <table:table-cell table:style-name="ce16" table:formula="of:=1/[.T12]" office:value-type="float" office:value="0.050767308256681" calcext:value-type="float">
            <text:p>0.05</text:p>
          </table:table-cell>
        </table:table-row>
        <table:table-row table:style-name="ro3">
          <table:table-cell/>
          <table:table-cell table:style-name="ce16" table:formula="of:=1/[.B13]" office:value-type="float" office:value="0.1" calcext:value-type="float">
            <text:p>0.10</text:p>
          </table:table-cell>
          <table:table-cell table:style-name="ce16" table:formula="of:=1/[.C13]" office:value-type="float" office:value="0.0707106781186547" calcext:value-type="float">
            <text:p>0.07</text:p>
          </table:table-cell>
          <table:table-cell table:style-name="ce16" table:formula="of:=1/[.D13]" office:value-type="float" office:value="0.0447213595499958" calcext:value-type="float">
            <text:p>0.04</text:p>
          </table:table-cell>
          <table:table-cell table:style-name="ce16" table:formula="of:=1/[.E13]" office:value-type="float" office:value="0.0316227766016838" calcext:value-type="float">
            <text:p>0.03</text:p>
          </table:table-cell>
          <table:table-cell/>
          <table:table-cell table:style-name="ce16" table:formula="of:=1/[.G13]" office:value-type="float" office:value="0.0707106781186547" calcext:value-type="float">
            <text:p>0.07</text:p>
          </table:table-cell>
          <table:table-cell table:style-name="ce16" table:formula="of:=1/[.H13]" office:value-type="float" office:value="0.1" calcext:value-type="float">
            <text:p>0.10</text:p>
          </table:table-cell>
          <table:table-cell table:style-name="ce16" table:formula="of:=1/[.I13]" office:value-type="float" office:value="0.0707106781186547" calcext:value-type="float">
            <text:p>0.07</text:p>
          </table:table-cell>
          <table:table-cell table:style-name="ce16" table:formula="of:=1/[.J13]" office:value-type="float" office:value="0.0447213595499958" calcext:value-type="float">
            <text:p>0.04</text:p>
          </table:table-cell>
          <table:table-cell/>
          <table:table-cell table:style-name="ce16" table:formula="of:=1/[.L13]" office:value-type="float" office:value="0.027017161347915" calcext:value-type="float">
            <text:p>0.03</text:p>
          </table:table-cell>
          <table:table-cell table:style-name="ce16" table:formula="of:=1/[.M13]" office:value-type="float" office:value="0.0370116605098803" calcext:value-type="float">
            <text:p>0.04</text:p>
          </table:table-cell>
          <table:table-cell table:style-name="ce16" table:formula="of:=1/[.N13]" office:value-type="float" office:value="0.0587220219514703" calcext:value-type="float">
            <text:p>0.06</text:p>
          </table:table-cell>
          <table:table-cell table:style-name="ce16" table:formula="of:=1/[.O13]" office:value-type="float" office:value="0.14142135623731" calcext:value-type="float">
            <text:p>0.14</text:p>
          </table:table-cell>
          <table:table-cell/>
          <table:table-cell table:style-name="ce16" table:formula="of:=1/[.Q13]" office:value-type="float" office:value="0.0821994936526786" calcext:value-type="float">
            <text:p>0.08</text:p>
          </table:table-cell>
          <table:table-cell table:style-name="ce16" table:formula="of:=1/[.R13]" office:value-type="float" office:value="0.353553390593274" calcext:value-type="float">
            <text:p>0.35</text:p>
          </table:table-cell>
          <table:table-cell table:style-name="ce16" table:formula="of:=1/[.S13]" office:value-type="float" office:value="0.121267812518166" calcext:value-type="float">
            <text:p>0.12</text:p>
          </table:table-cell>
          <table:table-cell table:style-name="ce16" table:formula="of:=1/[.T13]" office:value-type="float" office:value="0.0552157630374233" calcext:value-type="float">
            <text:p>0.06</text:p>
          </table:table-cell>
        </table:table-row>
        <table:table-row table:style-name="ro3">
          <table:table-cell/>
          <table:table-cell table:style-name="ce16" table:formula="of:=1/[.B14]" office:value-type="string" office:string-value="" calcext:value-type="error">
            <text:p>#DIV/0!</text:p>
          </table:table-cell>
          <table:table-cell table:style-name="ce16" table:formula="of:=1/[.C14]" office:value-type="float" office:value="0.1" calcext:value-type="float">
            <text:p>0.10</text:p>
          </table:table-cell>
          <table:table-cell table:style-name="ce16" table:formula="of:=1/[.D14]" office:value-type="float" office:value="0.05" calcext:value-type="float">
            <text:p>0.05</text:p>
          </table:table-cell>
          <table:table-cell table:style-name="ce16" table:formula="of:=1/[.E14]" office:value-type="float" office:value="0.0333333333333333" calcext:value-type="float">
            <text:p>0.03</text:p>
          </table:table-cell>
          <table:table-cell/>
          <table:table-cell table:style-name="ce16" table:formula="of:=1/[.G14]" office:value-type="float" office:value="0.1" calcext:value-type="float">
            <text:p>0.10</text:p>
          </table:table-cell>
          <table:table-cell table:style-name="ce16" table:formula="of:=1/[.H14]" office:value-type="string" office:string-value="" calcext:value-type="error">
            <text:p>#DIV/0!</text:p>
          </table:table-cell>
          <table:table-cell table:style-name="ce16" table:formula="of:=1/[.I14]" office:value-type="float" office:value="0.1" calcext:value-type="float">
            <text:p>0.10</text:p>
          </table:table-cell>
          <table:table-cell table:style-name="ce16" table:formula="of:=1/[.J14]" office:value-type="float" office:value="0.05" calcext:value-type="float">
            <text:p>0.05</text:p>
          </table:table-cell>
          <table:table-cell/>
          <table:table-cell table:style-name="ce16" table:formula="of:=1/[.L14]" office:value-type="float" office:value="0.0262612865719445" calcext:value-type="float">
            <text:p>0.03</text:p>
          </table:table-cell>
          <table:table-cell table:style-name="ce16" table:formula="of:=1/[.M14]" office:value-type="float" office:value="0.0351364184463153" calcext:value-type="float">
            <text:p>0.04</text:p>
          </table:table-cell>
          <table:table-cell table:style-name="ce16" table:formula="of:=1/[.N14]" office:value-type="float" office:value="0.0519875244910036" calcext:value-type="float">
            <text:p>0.05</text:p>
          </table:table-cell>
          <table:table-cell table:style-name="ce16" table:formula="of:=1/[.O14]" office:value-type="float" office:value="0.0877058019307029" calcext:value-type="float">
            <text:p>0.09</text:p>
          </table:table-cell>
          <table:table-cell/>
          <table:table-cell table:style-name="ce16" table:formula="of:=1/[.Q14]" office:value-type="float" office:value="0.058925565098879" calcext:value-type="float">
            <text:p>0.06</text:p>
          </table:table-cell>
          <table:table-cell table:style-name="ce16" table:formula="of:=1/[.R14]" office:value-type="float" office:value="0.0821994936526786" calcext:value-type="float">
            <text:p>0.08</text:p>
          </table:table-cell>
          <table:table-cell table:style-name="ce16" table:formula="of:=1/[.S14]" office:value-type="float" office:value="0.0693375245281536" calcext:value-type="float">
            <text:p>0.07</text:p>
          </table:table-cell>
          <table:table-cell table:style-name="ce16" table:formula="of:=1/[.T14]" office:value-type="float" office:value="0.0462250163521024" calcext:value-type="float">
            <text:p>0.05</text:p>
          </table:table-cell>
        </table:table-row>
        <table:table-row table:style-name="ro3"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3"/>
          <table:table-cell table:number-columns-repeated="2"/>
          <table:table-cell table:style-name="ce16" table:number-columns-repeated="3"/>
          <table:table-cell/>
        </table:table-row>
        <table:table-row table:style-name="ro3">
          <table:table-cell table:style-name="ce8" office:value-type="string" calcext:value-type="string">
            <text:p>Weight (first three stations)</text:p>
          </table:table-cell>
          <table:table-cell table:style-name="ce16" table:formula="of:=[.B16]/([.B16]+[.G16]+[.L16])" office:value-type="float" office:value="0.414498330710773" calcext:value-type="float">
            <text:p>0.41</text:p>
          </table:table-cell>
          <table:table-cell table:style-name="ce16" table:formula="of:=[.C16]/([.C16]+[.H16]+[.M16])" office:value-type="float" office:value="0.346620573443959" calcext:value-type="float">
            <text:p>0.35</text:p>
          </table:table-cell>
          <table:table-cell table:style-name="ce16" table:formula="of:=[.D16]/([.D16]+[.I16]+[.N16])" office:value-type="float" office:value="0.273091851172344" calcext:value-type="float">
            <text:p>0.27</text:p>
          </table:table-cell>
          <table:table-cell table:style-name="ce16" table:formula="of:=[.E16]/([.E16]+[.J16]+[.O16])" office:value-type="float" office:value="0.19840929426928" calcext:value-type="float">
            <text:p>0.20</text:p>
          </table:table-cell>
          <table:table-cell/>
          <table:table-cell table:style-name="ce16" table:formula="of:=[.G16]/([.B16]+[.G16]+[.L16])" office:value-type="float" office:value="0.370738577611791" calcext:value-type="float">
            <text:p>0.37</text:p>
          </table:table-cell>
          <table:table-cell table:style-name="ce16" table:formula="of:=[.H16]/([.C16]+[.H16]+[.M16])" office:value-type="float" office:value="0.387533582310325" calcext:value-type="float">
            <text:p>0.39</text:p>
          </table:table-cell>
          <table:table-cell table:style-name="ce16" table:formula="of:=[.I16]/([.D16]+[.I16]+[.N16])" office:value-type="float" office:value="0.345436904054532" calcext:value-type="float">
            <text:p>0.35</text:p>
          </table:table-cell>
          <table:table-cell table:style-name="ce16" table:formula="of:=[.J16]/([.E16]+[.J16]+[.O16])" office:value-type="float" office:value="0.252923215789308" calcext:value-type="float">
            <text:p>0.25</text:p>
          </table:table-cell>
          <table:table-cell/>
          <table:table-cell table:style-name="ce16" table:formula="of:=[.L16]/([.B16]+[.G16]+[.L16])" office:value-type="float" office:value="0.214763091677435" calcext:value-type="float">
            <text:p>0.21</text:p>
          </table:table-cell>
          <table:table-cell table:style-name="ce16" table:formula="of:=[.M16]/([.C16]+[.H16]+[.M16])" office:value-type="float" office:value="0.265845844245715" calcext:value-type="float">
            <text:p>0.27</text:p>
          </table:table-cell>
          <table:table-cell table:style-name="ce16" table:formula="of:=[.N16]/([.D16]+[.I16]+[.N16])" office:value-type="float" office:value="0.381471244773124" calcext:value-type="float">
            <text:p>0.38</text:p>
          </table:table-cell>
          <table:table-cell table:style-name="ce16" table:formula="of:=[.O16]/([.E16]+[.J16]+[.O16])" office:value-type="float" office:value="0.548667489941413" calcext:value-type="float">
            <text:p>0.55</text:p>
          </table:table-cell>
          <table:table-cell table:number-columns-repeated="5"/>
        </table:table-row>
        <table:table-row table:style-name="ro3">
          <table:table-cell/>
          <table:table-cell table:style-name="ce16" table:formula="of:=[.B17]/([.B17]+[.G17]+[.L17])" office:value-type="float" office:value="0.505745676834279" calcext:value-type="float">
            <text:p>0.51</text:p>
          </table:table-cell>
          <table:table-cell table:style-name="ce16" table:formula="of:=[.C17]/([.C17]+[.H17]+[.M17])" office:value-type="float" office:value="0.340409599591043" calcext:value-type="float">
            <text:p>0.34</text:p>
          </table:table-cell>
          <table:table-cell table:style-name="ce16" table:formula="of:=[.D17]/([.D17]+[.I17]+[.N17])" office:value-type="float" office:value="0.256791944141559" calcext:value-type="float">
            <text:p>0.26</text:p>
          </table:table-cell>
          <table:table-cell table:style-name="ce16" table:formula="of:=[.E17]/([.E17]+[.J17]+[.O17])" office:value-type="float" office:value="0.14521481918355" calcext:value-type="float">
            <text:p>0.15</text:p>
          </table:table-cell>
          <table:table-cell/>
          <table:table-cell table:style-name="ce16" table:formula="of:=[.G17]/([.B17]+[.G17]+[.L17])" office:value-type="float" office:value="0.357616197645299" calcext:value-type="float">
            <text:p>0.36</text:p>
          </table:table-cell>
          <table:table-cell table:style-name="ce16" table:formula="of:=[.H17]/([.C17]+[.H17]+[.M17])" office:value-type="float" office:value="0.481411872503649" calcext:value-type="float">
            <text:p>0.48</text:p>
          </table:table-cell>
          <table:table-cell table:style-name="ce16" table:formula="of:=[.I17]/([.D17]+[.I17]+[.N17])" office:value-type="float" office:value="0.406023714135029" calcext:value-type="float">
            <text:p>0.41</text:p>
          </table:table-cell>
          <table:table-cell table:style-name="ce16" table:formula="of:=[.J17]/([.E17]+[.J17]+[.O17])" office:value-type="float" office:value="0.205364766746933" calcext:value-type="float">
            <text:p>0.21</text:p>
          </table:table-cell>
          <table:table-cell/>
          <table:table-cell table:style-name="ce16" table:formula="of:=[.L17]/([.B17]+[.G17]+[.L17])" office:value-type="float" office:value="0.136638125520422" calcext:value-type="float">
            <text:p>0.14</text:p>
          </table:table-cell>
          <table:table-cell table:style-name="ce16" table:formula="of:=[.M17]/([.C17]+[.H17]+[.M17])" office:value-type="float" office:value="0.178178527905308" calcext:value-type="float">
            <text:p>0.18</text:p>
          </table:table-cell>
          <table:table-cell table:style-name="ce16" table:formula="of:=[.N17]/([.D17]+[.I17]+[.N17])" office:value-type="float" office:value="0.337184341723412" calcext:value-type="float">
            <text:p>0.34</text:p>
          </table:table-cell>
          <table:table-cell table:style-name="ce16" table:formula="of:=[.O17]/([.E17]+[.J17]+[.O17])" office:value-type="float" office:value="0.649420414069517" calcext:value-type="float">
            <text:p>0.65</text:p>
          </table:table-cell>
          <table:table-cell table:number-columns-repeated="5"/>
        </table:table-row>
        <table:table-row table:style-name="ro3">
          <table:table-cell/>
          <table:table-cell table:style-name="ce16" table:formula="of:=[.B18]/([.B18]+[.G18]+[.L18])" office:value-type="string" office:string-value="" calcext:value-type="error">
            <text:p>#DIV/0!</text:p>
          </table:table-cell>
          <table:table-cell table:style-name="ce16" table:formula="of:=[.C18]/([.C18]+[.H18]+[.M18])" office:value-type="string" office:string-value="" calcext:value-type="error">
            <text:p>#DIV/0!</text:p>
          </table:table-cell>
          <table:table-cell table:style-name="ce16" table:formula="of:=[.D18]/([.D18]+[.I18]+[.N18])" office:value-type="float" office:value="0.247540040534667" calcext:value-type="float">
            <text:p>0.25</text:p>
          </table:table-cell>
          <table:table-cell table:style-name="ce16" table:formula="of:=[.E18]/([.E18]+[.J18]+[.O18])" office:value-type="float" office:value="0.194887171768473" calcext:value-type="float">
            <text:p>0.19</text:p>
          </table:table-cell>
          <table:table-cell/>
          <table:table-cell table:style-name="ce16" table:formula="of:=[.G18]/([.B18]+[.G18]+[.L18])" office:value-type="string" office:string-value="" calcext:value-type="error">
            <text:p>#DIV/0!</text:p>
          </table:table-cell>
          <table:table-cell table:style-name="ce16" table:formula="of:=[.H18]/([.C18]+[.H18]+[.M18])" office:value-type="string" office:string-value="" calcext:value-type="error">
            <text:p>#DIV/0!</text:p>
          </table:table-cell>
          <table:table-cell table:style-name="ce16" table:formula="of:=[.I18]/([.D18]+[.I18]+[.N18])" office:value-type="float" office:value="0.495080081069333" calcext:value-type="float">
            <text:p>0.50</text:p>
          </table:table-cell>
          <table:table-cell table:style-name="ce16" table:formula="of:=[.J18]/([.E18]+[.J18]+[.O18])" office:value-type="float" office:value="0.29233075765271" calcext:value-type="float">
            <text:p>0.29</text:p>
          </table:table-cell>
          <table:table-cell/>
          <table:table-cell table:style-name="ce16" table:formula="of:=[.L18]/([.B18]+[.G18]+[.L18])" office:value-type="string" office:string-value="" calcext:value-type="error">
            <text:p>#DIV/0!</text:p>
          </table:table-cell>
          <table:table-cell table:style-name="ce16" table:formula="of:=[.M18]/([.C18]+[.H18]+[.M18])" office:value-type="string" office:string-value="" calcext:value-type="error">
            <text:p>#DIV/0!</text:p>
          </table:table-cell>
          <table:table-cell table:style-name="ce16" table:formula="of:=[.N18]/([.D18]+[.I18]+[.N18])" office:value-type="float" office:value="0.257379878396" calcext:value-type="float">
            <text:p>0.26</text:p>
          </table:table-cell>
          <table:table-cell table:style-name="ce16" table:formula="of:=[.O18]/([.E18]+[.J18]+[.O18])" office:value-type="float" office:value="0.512782070578817" calcext:value-type="float">
            <text:p>0.51</text:p>
          </table:table-cell>
          <table:table-cell table:number-columns-repeated="5"/>
        </table:table-row>
        <table:table-row table:style-name="ro3"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 table:number-columns-repeated="5"/>
        </table:table-row>
        <table:table-row table:style-name="ro3">
          <table:table-cell table:style-name="ce8" office:value-type="string" calcext:value-type="string">
            <text:p>Weight (all four stations)</text:p>
          </table:table-cell>
          <table:table-cell table:style-name="ce16" table:formula="of:=[.B16]/([.B16]+[.G16]+[.L16]+[.Q16])" office:value-type="float" office:value="0.263206003134328" calcext:value-type="float">
            <text:p>0.26</text:p>
          </table:table-cell>
          <table:table-cell table:style-name="ce16" table:formula="of:=[.C16]/([.C16]+[.H16]+[.M16]+[.R16])" office:value-type="float" office:value="0.1786789645813" calcext:value-type="float">
            <text:p>0.18</text:p>
          </table:table-cell>
          <table:table-cell table:style-name="ce16" table:formula="of:=[.D16]/([.D16]+[.I16]+[.N16]+[.S16])" office:value-type="float" office:value="0.162290986406501" calcext:value-type="float">
            <text:p>0.16</text:p>
          </table:table-cell>
          <table:table-cell table:style-name="ce16" table:formula="of:=[.E16]/([.E16]+[.J16]+[.O16]+[.T16])" office:value-type="float" office:value="0.145549225436542" calcext:value-type="float">
            <text:p>0.15</text:p>
          </table:table-cell>
          <table:table-cell/>
          <table:table-cell table:style-name="ce16" table:formula="of:=[.G16]/([.B16]+[.G16]+[.L16]+[.Q16])" office:value-type="float" office:value="0.235418606037752" calcext:value-type="float">
            <text:p>0.24</text:p>
          </table:table-cell>
          <table:table-cell table:style-name="ce16" table:formula="of:=[.H16]/([.C16]+[.H16]+[.M16]+[.R16])" office:value-type="float" office:value="0.199769155476532" calcext:value-type="float">
            <text:p>0.20</text:p>
          </table:table-cell>
          <table:table-cell table:style-name="ce16" table:formula="of:=[.I16]/([.D16]+[.I16]+[.N16]+[.S16])" office:value-type="float" office:value="0.205283664303987" calcext:value-type="float">
            <text:p>0.21</text:p>
          </table:table-cell>
          <table:table-cell table:style-name="ce16" table:formula="of:=[.J16]/([.E16]+[.J16]+[.O16]+[.T16])" office:value-type="float" office:value="0.18553958517231" calcext:value-type="float">
            <text:p>0.19</text:p>
          </table:table-cell>
          <table:table-cell/>
          <table:table-cell table:style-name="ce16" table:formula="of:=[.L16]/([.B16]+[.G16]+[.L16]+[.Q16])" office:value-type="float" office:value="0.136374336862244" calcext:value-type="float">
            <text:p>0.14</text:p>
          </table:table-cell>
          <table:table-cell table:style-name="ce16" table:formula="of:=[.M16]/([.C16]+[.H16]+[.M16]+[.R16])" office:value-type="float" office:value="0.137040510077357" calcext:value-type="float">
            <text:p>0.14</text:p>
          </table:table-cell>
          <table:table-cell table:style-name="ce16" table:formula="of:=[.N16]/([.D16]+[.I16]+[.N16]+[.S16])" office:value-type="float" office:value="0.226697883273258" calcext:value-type="float">
            <text:p>0.23</text:p>
          </table:table-cell>
          <table:table-cell table:style-name="ce16" table:formula="of:=[.O16]/([.E16]+[.J16]+[.O16]+[.T16])" office:value-type="float" office:value="0.402491871549127" calcext:value-type="float">
            <text:p>0.40</text:p>
          </table:table-cell>
          <table:table-cell/>
          <table:table-cell table:style-name="ce16" table:formula="of:=[.Q16]/([.B16]+[.G16]+[.L16]+[.Q16])" office:value-type="float" office:value="0.365001053965675" calcext:value-type="float">
            <text:p>0.37</text:p>
          </table:table-cell>
          <table:table-cell table:style-name="ce16" table:formula="of:=[.R16]/([.C16]+[.H16]+[.M16]+[.R16])" office:value-type="float" office:value="0.484511369864811" calcext:value-type="float">
            <text:p>0.48</text:p>
          </table:table-cell>
          <table:table-cell table:style-name="ce16" table:formula="of:=[.S16]/([.D16]+[.I16]+[.N16]+[.S16])" office:value-type="float" office:value="0.405727466016253" calcext:value-type="float">
            <text:p>0.41</text:p>
          </table:table-cell>
          <table:table-cell table:style-name="ce16" table:formula="of:=[.T16]/([.E16]+[.J16]+[.O16]+[.T16])" office:value-type="float" office:value="0.266419317842021" calcext:value-type="float">
            <text:p>0.27</text:p>
          </table:table-cell>
        </table:table-row>
        <table:table-row table:style-name="ro3">
          <table:table-cell/>
          <table:table-cell table:style-name="ce16" table:formula="of:=[.B17]/([.B17]+[.G17]+[.L17]+[.Q17])" office:value-type="float" office:value="0.357235568551644" calcext:value-type="float">
            <text:p>0.36</text:p>
          </table:table-cell>
          <table:table-cell table:style-name="ce16" table:formula="of:=[.C17]/([.C17]+[.H17]+[.M17]+[.R17])" office:value-type="float" office:value="0.125982069840598" calcext:value-type="float">
            <text:p>0.13</text:p>
          </table:table-cell>
          <table:table-cell table:style-name="ce16" table:formula="of:=[.D17]/([.D17]+[.I17]+[.N17]+[.S17])" office:value-type="float" office:value="0.151381342303124" calcext:value-type="float">
            <text:p>0.15</text:p>
          </table:table-cell>
          <table:table-cell table:style-name="ce16" table:formula="of:=[.E17]/([.E17]+[.J17]+[.O17]+[.T17])" office:value-type="float" office:value="0.115842300425673" calcext:value-type="float">
            <text:p>0.12</text:p>
          </table:table-cell>
          <table:table-cell/>
          <table:table-cell table:style-name="ce16" table:formula="of:=[.G17]/([.B17]+[.G17]+[.L17]+[.Q17])" office:value-type="float" office:value="0.252603693003899" calcext:value-type="float">
            <text:p>0.25</text:p>
          </table:table-cell>
          <table:table-cell table:style-name="ce16" table:formula="of:=[.H17]/([.C17]+[.H17]+[.M17]+[.R17])" office:value-type="float" office:value="0.178165551784409" calcext:value-type="float">
            <text:p>0.18</text:p>
          </table:table-cell>
          <table:table-cell table:style-name="ce16" table:formula="of:=[.I17]/([.D17]+[.I17]+[.N17]+[.S17])" office:value-type="float" office:value="0.239354918465735" calcext:value-type="float">
            <text:p>0.24</text:p>
          </table:table-cell>
          <table:table-cell table:style-name="ce16" table:formula="of:=[.J17]/([.E17]+[.J17]+[.O17]+[.T17])" office:value-type="float" office:value="0.163825752358485" calcext:value-type="float">
            <text:p>0.16</text:p>
          </table:table-cell>
          <table:table-cell/>
          <table:table-cell table:style-name="ce16" table:formula="of:=[.L17]/([.B17]+[.G17]+[.L17]+[.Q17])" office:value-type="float" office:value="0.0965149099477391" calcext:value-type="float">
            <text:p>0.10</text:p>
          </table:table-cell>
          <table:table-cell table:style-name="ce16" table:formula="of:=[.M17]/([.C17]+[.H17]+[.M17]+[.R17])" office:value-type="float" office:value="0.0659420291720004" calcext:value-type="float">
            <text:p>0.07</text:p>
          </table:table-cell>
          <table:table-cell table:style-name="ce16" table:formula="of:=[.N17]/([.D17]+[.I17]+[.N17]+[.S17])" office:value-type="float" office:value="0.198773440593398" calcext:value-type="float">
            <text:p>0.20</text:p>
          </table:table-cell>
          <table:table-cell table:style-name="ce16" table:formula="of:=[.O17]/([.E17]+[.J17]+[.O17]+[.T17])" office:value-type="float" office:value="0.518062516843515" calcext:value-type="float">
            <text:p>0.52</text:p>
          </table:table-cell>
          <table:table-cell/>
          <table:table-cell table:style-name="ce16" table:formula="of:=[.Q17]/([.B17]+[.G17]+[.L17]+[.Q17])" office:value-type="float" office:value="0.293645828496719" calcext:value-type="float">
            <text:p>0.29</text:p>
          </table:table-cell>
          <table:table-cell table:style-name="ce16" table:formula="of:=[.R17]/([.C17]+[.H17]+[.M17]+[.R17])" office:value-type="float" office:value="0.629910349202992" calcext:value-type="float">
            <text:p>0.63</text:p>
          </table:table-cell>
          <table:table-cell table:style-name="ce16" table:formula="of:=[.S17]/([.D17]+[.I17]+[.N17]+[.S17])" office:value-type="float" office:value="0.410490298637742" calcext:value-type="float">
            <text:p>0.41</text:p>
          </table:table-cell>
          <table:table-cell table:style-name="ce16" table:formula="of:=[.T17]/([.E17]+[.J17]+[.O17]+[.T17])" office:value-type="float" office:value="0.202269430372327" calcext:value-type="float">
            <text:p>0.20</text:p>
          </table:table-cell>
        </table:table-row>
        <table:table-row table:style-name="ro3">
          <table:table-cell/>
          <table:table-cell table:style-name="ce16" table:formula="of:=[.B18]/([.B18]+[.G18]+[.L18]+[.Q18])" office:value-type="string" office:string-value="" calcext:value-type="error">
            <text:p>#DIV/0!</text:p>
          </table:table-cell>
          <table:table-cell table:style-name="ce16" table:formula="of:=[.C18]/([.C18]+[.H18]+[.M18]+[.R18])" office:value-type="string" office:string-value="" calcext:value-type="error">
            <text:p>#DIV/0!</text:p>
          </table:table-cell>
          <table:table-cell table:style-name="ce16" table:formula="of:=[.D18]/([.D18]+[.I18]+[.N18]+[.S18])" office:value-type="float" office:value="0.184280810713019" calcext:value-type="float">
            <text:p>0.18</text:p>
          </table:table-cell>
          <table:table-cell table:style-name="ce16" table:formula="of:=[.E18]/([.E18]+[.J18]+[.O18]+[.T18])" office:value-type="float" office:value="0.153423070881139" calcext:value-type="float">
            <text:p>0.15</text:p>
          </table:table-cell>
          <table:table-cell/>
          <table:table-cell table:style-name="ce16" table:formula="of:=[.G18]/([.B18]+[.G18]+[.L18]+[.Q18])" office:value-type="string" office:string-value="" calcext:value-type="error">
            <text:p>#DIV/0!</text:p>
          </table:table-cell>
          <table:table-cell table:style-name="ce16" table:formula="of:=[.H18]/([.C18]+[.H18]+[.M18]+[.R18])" office:value-type="string" office:string-value="" calcext:value-type="error">
            <text:p>#DIV/0!</text:p>
          </table:table-cell>
          <table:table-cell table:style-name="ce16" table:formula="of:=[.I18]/([.D18]+[.I18]+[.N18]+[.S18])" office:value-type="float" office:value="0.368561621426039" calcext:value-type="float">
            <text:p>0.37</text:p>
          </table:table-cell>
          <table:table-cell table:style-name="ce16" table:formula="of:=[.J18]/([.E18]+[.J18]+[.O18]+[.T18])" office:value-type="float" office:value="0.230134606321708" calcext:value-type="float">
            <text:p>0.23</text:p>
          </table:table-cell>
          <table:table-cell/>
          <table:table-cell table:style-name="ce16" table:formula="of:=[.L18]/([.B18]+[.G18]+[.L18]+[.Q18])" office:value-type="string" office:string-value="" calcext:value-type="error">
            <text:p>#DIV/0!</text:p>
          </table:table-cell>
          <table:table-cell table:style-name="ce16" table:formula="of:=[.M18]/([.C18]+[.H18]+[.M18]+[.R18])" office:value-type="string" office:string-value="" calcext:value-type="error">
            <text:p>#DIV/0!</text:p>
          </table:table-cell>
          <table:table-cell table:style-name="ce16" table:formula="of:=[.N18]/([.D18]+[.I18]+[.N18]+[.S18])" office:value-type="float" office:value="0.191606063203302" calcext:value-type="float">
            <text:p>0.19</text:p>
          </table:table-cell>
          <table:table-cell table:style-name="ce16" table:formula="of:=[.O18]/([.E18]+[.J18]+[.O18]+[.T18])" office:value-type="float" office:value="0.403682803989041" calcext:value-type="float">
            <text:p>0.40</text:p>
          </table:table-cell>
          <table:table-cell/>
          <table:table-cell table:style-name="ce16" table:formula="of:=[.Q18]/([.B18]+[.G18]+[.L18]+[.Q18])" office:value-type="string" office:string-value="" calcext:value-type="error">
            <text:p>#DIV/0!</text:p>
          </table:table-cell>
          <table:table-cell table:style-name="ce16" table:formula="of:=[.R18]/([.C18]+[.H18]+[.M18]+[.R18])" office:value-type="string" office:string-value="" calcext:value-type="error">
            <text:p>#DIV/0!</text:p>
          </table:table-cell>
          <table:table-cell table:style-name="ce16" table:formula="of:=[.S18]/([.D18]+[.I18]+[.N18]+[.S18])" office:value-type="float" office:value="0.25555150465764" calcext:value-type="float">
            <text:p>0.26</text:p>
          </table:table-cell>
          <table:table-cell table:style-name="ce16" table:formula="of:=[.T18]/([.E18]+[.J18]+[.O18]+[.T18])" office:value-type="float" office:value="0.212759518808112" calcext:value-type="float">
            <text:p>0.21</text:p>
          </table:table-cell>
        </table:table-row>
        <table:table-row table:style-name="ro3">
          <table:table-cell table:number-columns-repeated="20"/>
        </table:table-row>
        <table:table-row table:style-name="ro3">
          <table:table-cell table:style-name="ce8" office:value-type="string" calcext:value-type="string">
            <text:p>Station measurement</text:p>
          </table:table-cell>
          <table:table-cell office:value-type="float" office:value="0.54" calcext:value-type="float">
            <text:p>0.54</text:p>
          </table:table-cell>
          <table:table-cell table:number-columns-repeated="4"/>
          <table:table-cell table:style-name="ce5" office:value-type="float" office:value="2.4" calcext:value-type="float">
            <text:p>2.4</text:p>
          </table:table-cell>
          <table:table-cell table:number-columns-repeated="4"/>
          <table:table-cell office:value-type="float" office:value="1.84" calcext:value-type="float">
            <text:p>1.84</text:p>
          </table:table-cell>
          <table:table-cell table:number-columns-repeated="4"/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2">
          <table:table-cell table:number-columns-repeated="20"/>
        </table:table-row>
        <table:table-row table:style-name="ro2">
          <table:table-cell table:style-name="ce8" office:value-type="string" calcext:value-type="string">
            <text:p>Result from first three stations</text:p>
          </table:table-cell>
          <table:table-cell table:formula="of:=[.B20]*[.$B$28]+[.G20]*[.$G$28]+[.L20]*[.$L$28]" office:value-type="float" office:value="1.5087657735386" calcext:value-type="float">
            <text:p>1.5087657735</text:p>
          </table:table-cell>
          <table:table-cell table:formula="of:=[.C20]*[.$B$28]+[.H20]*[.$G$28]+[.M20]*[.$L$28]" office:value-type="float" office:value="1.60641206061663" calcext:value-type="float">
            <text:p>1.6064120606</text:p>
          </table:table-cell>
          <table:table-cell table:formula="of:=[.D20]*[.$B$28]+[.I20]*[.$G$28]+[.N20]*[.$L$28]" office:value-type="float" office:value="1.67842525974649" calcext:value-type="float">
            <text:p>1.6784252597</text:p>
          </table:table-cell>
          <table:table-cell table:formula="of:=[.E20]*[.$B$28]+[.J20]*[.$G$28]+[.O20]*[.$L$28]" office:value-type="float" office:value="1.72370491829195" calcext:value-type="float">
            <text:p>1.7237049183</text:p>
          </table:table-cell>
          <table:table-cell table:number-columns-repeated="15"/>
        </table:table-row>
        <table:table-row table:style-name="ro2">
          <table:table-cell/>
          <table:table-cell table:formula="of:=[.B21]*[.$B$28]+[.G21]*[.$G$28]+[.L21]*[.$L$28]" office:value-type="float" office:value="1.3827956907968" calcext:value-type="float">
            <text:p>1.3827956908</text:p>
          </table:table-cell>
          <table:table-cell table:formula="of:=[.C21]*[.$B$28]+[.H21]*[.$G$28]+[.M21]*[.$L$28]" office:value-type="float" office:value="1.66705816913369" calcext:value-type="float">
            <text:p>1.6670581691</text:p>
          </table:table-cell>
          <table:table-cell table:formula="of:=[.D21]*[.$B$28]+[.I21]*[.$G$28]+[.N21]*[.$L$28]" office:value-type="float" office:value="1.73354375253159" calcext:value-type="float">
            <text:p>1.7335437525</text:p>
          </table:table-cell>
          <table:table-cell table:formula="of:=[.E21]*[.$B$28]+[.J21]*[.$G$28]+[.O21]*[.$L$28]" office:value-type="float" office:value="1.76622500443967" calcext:value-type="float">
            <text:p>1.7662250044</text:p>
          </table:table-cell>
          <table:table-cell table:number-columns-repeated="15"/>
        </table:table-row>
        <table:table-row table:style-name="ro2">
          <table:table-cell/>
          <table:table-cell table:formula="of:=[.B22]*[.$B$28]+[.G22]*[.$G$28]+[.L22]*[.$L$28]" office:value-type="string" office:string-value="" calcext:value-type="error">
            <text:p>#DIV/0!</text:p>
          </table:table-cell>
          <table:table-cell table:formula="of:=[.C22]*[.$B$28]+[.H22]*[.$G$28]+[.M22]*[.$L$28]" office:value-type="string" office:string-value="" calcext:value-type="error">
            <text:p>#DIV/0!</text:p>
          </table:table-cell>
          <table:table-cell table:formula="of:=[.D22]*[.$B$28]+[.I22]*[.$G$28]+[.N22]*[.$L$28]" office:value-type="float" office:value="1.79544279270376" calcext:value-type="float">
            <text:p>1.7954427927</text:p>
          </table:table-cell>
          <table:table-cell table:formula="of:=[.E22]*[.$B$28]+[.J22]*[.$G$28]+[.O22]*[.$L$28]" office:value-type="float" office:value="1.7503519009865" calcext:value-type="float">
            <text:p>1.750351901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3">
          <table:table-cell table:style-name="ce8" office:value-type="string" calcext:value-type="string">
            <text:p>Result from all four stations</text:p>
          </table:table-cell>
          <table:table-cell table:formula="of:=[.B24]*[.$B$28]+[.G24]*[.$G$28]+[.L24]*[.$L$28]+[.Q24]*[.$Q$28]" office:value-type="float" office:value="2.67356962964835" calcext:value-type="float">
            <text:p>2.6735696296</text:p>
          </table:table-cell>
          <table:table-cell table:formula="of:=[.C24]*[.$B$28]+[.H24]*[.$G$28]+[.M24]*[.$L$28]+[.R24]*[.$Q$28]" office:value-type="float" office:value="3.10529059092453" calcext:value-type="float">
            <text:p>3.1052905909</text:p>
          </table:table-cell>
          <table:table-cell table:formula="of:=[.D24]*[.$B$28]+[.I24]*[.$G$28]+[.N24]*[.$L$28]+[.S24]*[.$Q$28]" office:value-type="float" office:value="2.90436112248826" calcext:value-type="float">
            <text:p>2.9043611225</text:p>
          </table:table-cell>
          <table:table-cell table:formula="of:=[.E24]*[.$B$28]+[.J24]*[.$G$28]+[.O24]*[.$L$28]+[.T24]*[.$Q$28]" office:value-type="float" office:value="2.51664742365717" calcext:value-type="float">
            <text:p>2.5166474237</text:p>
          </table:table-cell>
          <table:table-cell table:number-columns-repeated="15"/>
        </table:table-row>
        <table:table-row table:style-name="ro3">
          <table:table-cell/>
          <table:table-cell table:formula="of:=[.B25]*[.$B$28]+[.G25]*[.$G$28]+[.L25]*[.$L$28]+[.Q25]*[.$Q$28]" office:value-type="float" office:value="2.35687889846566" calcext:value-type="float">
            <text:p>2.3568788985</text:p>
          </table:table-cell>
          <table:table-cell table:formula="of:=[.C25]*[.$B$28]+[.H25]*[.$G$28]+[.M25]*[.$L$28]+[.R25]*[.$Q$28]" office:value-type="float" office:value="3.57753961692705" calcext:value-type="float">
            <text:p>3.5775396169</text:p>
          </table:table-cell>
          <table:table-cell table:formula="of:=[.D25]*[.$B$28]+[.I25]*[.$G$28]+[.N25]*[.$L$28]+[.S25]*[.$Q$28]" office:value-type="float" office:value="2.95124526345069" calcext:value-type="float">
            <text:p>2.9512452635</text:p>
          </table:table-cell>
          <table:table-cell table:formula="of:=[.E25]*[.$B$28]+[.J25]*[.$G$28]+[.O25]*[.$L$28]+[.T25]*[.$Q$28]" office:value-type="float" office:value="2.35963800163223" calcext:value-type="float">
            <text:p>2.3596380016</text:p>
          </table:table-cell>
          <table:table-cell table:number-columns-repeated="15"/>
        </table:table-row>
        <table:table-row table:style-name="ro3">
          <table:table-cell/>
          <table:table-cell table:formula="of:=[.B26]*[.$B$28]+[.G26]*[.$G$28]+[.L26]*[.$L$28]+[.Q26]*[.$Q$28]" office:value-type="string" office:string-value="" calcext:value-type="error">
            <text:p>#DIV/0!</text:p>
          </table:table-cell>
          <table:table-cell table:formula="of:=[.C26]*[.$B$28]+[.H26]*[.$G$28]+[.M26]*[.$L$28]+[.R26]*[.$Q$28]" office:value-type="string" office:string-value="" calcext:value-type="error">
            <text:p>#DIV/0!</text:p>
          </table:table-cell>
          <table:table-cell table:formula="of:=[.D26]*[.$B$28]+[.I26]*[.$G$28]+[.N26]*[.$L$28]+[.S26]*[.$Q$28]" office:value-type="float" office:value="2.53770675739251" calcext:value-type="float">
            <text:p>2.5377067574</text:p>
          </table:table-cell>
          <table:table-cell table:formula="of:=[.E26]*[.$B$28]+[.J26]*[.$G$28]+[.O26]*[.$L$28]+[.T26]*[.$Q$28]" office:value-type="float" office:value="2.37791761118588" calcext:value-type="float">
            <text:p>2.3779176112</text:p>
          </table:table-cell>
          <table:table-cell table:number-columns-repeated="15"/>
        </table:table-row>
        <table:table-row table:style-name="ro2" table:number-rows-repeated="1048539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l" fo:country="G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9:59:25.103760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4:24:59</meta:creation-date>
    <meta:editing-duration>P4DT20H31M7S</meta:editing-duration>
    <meta:editing-cycles>4</meta:editing-cycles>
    <meta:generator>LibreOffice/4.3.2.2.0$Linux_X86_64 LibreOffice_project/430m0$Build-2</meta:generator>
    <meta:initial-creator>Antonis Christofides</meta:initial-creator>
    <dc:date>2014-10-29T10:28:31.665796266</dc:date>
    <dc:creator>Antonis Christofides</dc:creator>
    <meta:document-statistic meta:table-count="2" meta:cell-count="375" meta:object-count="0"/>
  </office:meta>
</office:document-meta>
</file>